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321" officeooo:paragraph-rsid="0001d321"/>
    </style:style>
    <style:style style:name="P2" style:family="paragraph" style:parent-style-name="Standard" style:list-style-name="L2">
      <style:text-properties officeooo:rsid="0001d321" officeooo:paragraph-rsid="0001d321"/>
    </style:style>
    <style:style style:name="P3" style:family="paragraph" style:parent-style-name="Standard" style:list-style-name="L2">
      <style:text-properties officeooo:rsid="0001d321" officeooo:paragraph-rsid="00021293"/>
    </style:style>
    <style:style style:name="P4" style:family="paragraph" style:parent-style-name="Standard">
      <style:text-properties officeooo:rsid="0001d321" officeooo:paragraph-rsid="00021293"/>
    </style:style>
    <style:style style:name="P5" style:family="paragraph" style:parent-style-name="Standard" style:list-style-name="L2">
      <style:text-properties officeooo:paragraph-rsid="0001d321"/>
    </style:style>
    <style:style style:name="P6" style:family="paragraph" style:parent-style-name="Standard" style:list-style-name="L2">
      <style:text-properties officeooo:paragraph-rsid="000220b7"/>
    </style:style>
    <style:style style:name="P7" style:family="paragraph" style:parent-style-name="Standard" style:list-style-name="L2">
      <style:text-properties officeooo:paragraph-rsid="0006b356"/>
    </style:style>
    <style:style style:name="P8" style:family="paragraph" style:parent-style-name="Standard" style:list-style-name="L2">
      <style:text-properties officeooo:paragraph-rsid="0009e72a"/>
    </style:style>
    <style:style style:name="P9" style:family="paragraph" style:parent-style-name="Standard" style:list-style-name="L2">
      <style:text-properties officeooo:rsid="00021293" officeooo:paragraph-rsid="00021293"/>
    </style:style>
    <style:style style:name="P10" style:family="paragraph" style:parent-style-name="Standard" style:list-style-name="L2">
      <style:text-properties officeooo:rsid="0002f026" officeooo:paragraph-rsid="0002f026"/>
    </style:style>
    <style:style style:name="P11" style:family="paragraph" style:parent-style-name="Standard">
      <style:text-properties officeooo:paragraph-rsid="000220b7"/>
    </style:style>
    <style:style style:name="P12" style:family="paragraph" style:parent-style-name="Standard" style:list-style-name="L2">
      <style:text-properties officeooo:rsid="00035434" officeooo:paragraph-rsid="00035434"/>
    </style:style>
    <style:style style:name="P13" style:family="paragraph" style:parent-style-name="Standard">
      <style:text-properties officeooo:rsid="00035434" officeooo:paragraph-rsid="00035434"/>
    </style:style>
    <style:style style:name="P14" style:family="paragraph" style:parent-style-name="Standard" style:list-style-name="L2">
      <style:text-properties officeooo:rsid="0004ec13" officeooo:paragraph-rsid="0004ec13"/>
    </style:style>
    <style:style style:name="P15" style:family="paragraph" style:parent-style-name="Standard">
      <style:text-properties officeooo:rsid="0004ec13" officeooo:paragraph-rsid="0004ec13"/>
    </style:style>
    <style:style style:name="P16" style:family="paragraph" style:parent-style-name="Standard" style:list-style-name="L2">
      <style:text-properties fo:font-weight="bold" officeooo:rsid="0005ca3b" officeooo:paragraph-rsid="0005ca3b" style:font-weight-asian="bold" style:font-weight-complex="bold"/>
    </style:style>
    <style:style style:name="P17" style:family="paragraph" style:parent-style-name="Standard" style:list-style-name="L2">
      <style:text-properties officeooo:rsid="0006b356" officeooo:paragraph-rsid="0006b356"/>
    </style:style>
    <style:style style:name="P18" style:family="paragraph" style:parent-style-name="Standard" style:list-style-name="L2">
      <style:text-properties fo:font-weight="normal" officeooo:rsid="0009e72a" officeooo:paragraph-rsid="0009e72a" style:font-weight-asian="normal" style:font-weight-complex="normal"/>
    </style:style>
    <style:style style:name="T1" style:family="text">
      <style:text-properties officeooo:rsid="0001d321"/>
    </style:style>
    <style:style style:name="T2" style:family="text">
      <style:text-properties fo:font-weight="bold" officeooo:rsid="0009e72a" style:font-weight-asian="bold" style:font-weight-complex="bold"/>
    </style:style>
    <style:style style:name="T3" style:family="text">
      <style:text-properties officeooo:rsid="00021293"/>
    </style:style>
    <style:style style:name="T4" style:family="text">
      <style:text-properties officeooo:rsid="000220b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ca3b" style:font-weight-asian="normal" style:font-weight-complex="normal"/>
    </style:style>
    <style:style style:name="T7" style:family="text">
      <style:text-properties fo:font-weight="normal" officeooo:rsid="0006b356" style:font-weight-asian="normal" style:font-weight-complex="normal"/>
    </style:style>
    <style:style style:name="T8" style:family="text">
      <style:text-properties fo:font-weight="normal" officeooo:rsid="00060b14" style:font-weight-asian="normal" style:font-weight-complex="normal"/>
    </style:style>
    <style:style style:name="T9" style:family="text">
      <style:text-properties fo:font-weight="normal" officeooo:rsid="0007fda5" style:font-weight-asian="normal" style:font-weight-complex="normal"/>
    </style:style>
    <style:style style:name="T10" style:family="text">
      <style:text-properties officeooo:rsid="0007fda5"/>
    </style:style>
    <style:style style:name="T11" style:family="text">
      <style:text-properties officeooo:rsid="0009e7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91605544" text:style-name="L2">
        <text:list-item>
          <text:p text:style-name="P5"><text:span text:style-name="T1">Example structure of an HTML document:</text:span></text:p>
          <text:list>
            <text:list-item>
              <text:p text:style-name="P2">HTML tag, with elements and their attributes inside</text:p>
              <text:list>
                <text:list-item>
                  <text:p text:style-name="P2">Head</text:p>
                  <text:list>
                    <text:list-item>
                      <text:p text:style-name="P2">Title</text:p>
                    </text:list-item>
                  </text:list>
                </text:list-item>
                <text:list-item>
                  <text:p text:style-name="P2">Body</text:p>
                  <text:list>
                    <text:list-item>
                      <text:p text:style-name="P2">h1</text:p>
                    </text:list-item>
                    <text:list-item>
                      <text:p text:style-name="P2">p</text:p>
                    </text:list-item>
                    <text:list-item>
                      <text:p text:style-name="P2">img</text:p>
                    </text:list-item>
                  </text:list>
                </text:list-item>
              </text:list>
            </text:list-item>
          </text:list>
          <text:p text:style-name="P2"/>
        </text:list-item>
        <text:list-item>
          <text:p text:style-name="P2">Some elements are empty elements, they have no content inside the tag that is displayed on the webpage verbatim</text:p>
          <text:list>
            <text:list-item>
              <text:p text:style-name="P2">e.g. the &lt;img&gt; tag, which has its info entirely in the tag marker</text:p>
              <text:list>
                <text:list-item>
                  <text:p text:style-name="P2">&lt;img src = "https://upload.wikimedia.org/wikipedia/en/d/da/Hunter_College_logo.svg"&gt;</text:p>
                </text:list-item>
              </text:list>
            </text:list-item>
          </text:list>
          <text:p text:style-name="P2"/>
        </text:list-item>
        <text:list-item>
          <text:p text:style-name="P2">HTML attributes:</text:p>
          <text:list>
            <text:list-item>
              <text:p text:style-name="P2">All HTML elements can have attributes</text:p>
            </text:list-item>
            <text:list-item>
              <text:p text:style-name="P2">Attributes provide additional information about an element</text:p>
            </text:list-item>
            <text:list-item>
              <text:p text:style-name="P2">Attributes are always specified in the start tag</text:p>
            </text:list-item>
            <text:list-item>
              <text:p text:style-name="P2">Attributes usually come in name/value pairs like: name="value"</text:p>
            </text:list-item>
            <text:list-item>
              <text:p text:style-name="P2">e.g. src in &lt;img&gt; tags for link to picture, </text:p>
            </text:list-item>
          </text:list>
        </text:list-item>
      </text:list>
      <text:p text:style-name="P1"/>
      <text:list xml:id="list23056773424163" text:continue-numbering="true" text:style-name="L2">
        <text:list-item>
          <text:p text:style-name="P3">L<text:span text:style-name="T3">inks for &lt;img&gt; tags can use web, absolute, or relative addressing in order to get pictures. Absolute/relative is used for locally stored image resources.</text:span></text:p>
          <text:list>
            <text:list-item>
              <text:p text:style-name="P10">The directory element ../ refers to the parent directory (e.g. if you wanted to make an HTML subfolder for the HTML file)</text:p>
            </text:list-item>
          </text:list>
        </text:list-item>
      </text:list>
      <text:p text:style-name="P4"/>
      <text:list xml:id="list23057482611673" text:continue-numbering="true" text:style-name="L2">
        <text:list-item>
          <text:p text:style-name="P9">CSS files contain a list of rules that specify how the HTML elements on the webpage appear</text:p>
          <text:list>
            <text:list-item>
              <text:p text:style-name="P9">The syntax always consists of a SELECTOR and a DECLARATION block</text:p>
              <text:list>
                <text:list-item>
                  <text:p text:style-name="P9">Declarations consist of a property and value separated by a colon, ended by a semicolon. The entire delcaration block is enclosed by curly braces</text:p>
                </text:list-item>
              </text:list>
            </text:list-item>
            <text:list-item>
              <text:p text:style-name="P6"><text:span text:style-name="T4">Note that it's possible for HTML elements themselves to have properties in their tags, but that's outdated and all attributes should now be put in the CSS file</text:span></text:p>
            </text:list-item>
          </text:list>
        </text:list-item>
      </text:list>
      <text:p text:style-name="P11"/>
      <text:list xml:id="list23056606629755" text:continue-numbering="true" text:style-name="L2">
        <text:list-item>
          <text:p text:style-name="P12">HTML5 has semantic elements designed to correspond to common website layouts</text:p>
          <text:list>
            <text:list-item>
              <text:p text:style-name="P12">e.g. <text:span text:style-name="T10">&lt;</text:span>header<text:span text:style-name="T10">&gt;</text:span>, <text:span text:style-name="T10">&lt;</text:span>footer<text:span text:style-name="T10">&gt;</text:span>, <text:span text:style-name="T10">&lt;</text:span>nav<text:span text:style-name="T10">&gt;</text:span>, etc<text:span text:style-name="T10">, used </text:span></text:p>
            </text:list-item>
          </text:list>
        </text:list-item>
      </text:list>
      <text:p text:style-name="P13"/>
      <text:list xml:id="list23056301181420" text:continue-numbering="true" text:style-name="L2">
        <text:list-item>
          <text:p text:style-name="P14">HTML structure and CSS</text:p>
          <text:list>
            <text:list-item>
              <text:p text:style-name="P14">HTML layout matters for CSS; CSS properties applied to an element applies to all sub-elements as well, unless sub-element specifies sth different for the same property</text:p>
            </text:list-item>
            <text:list-item>
              <text:p text:style-name="P14">i.e., smaller scope takes precedence</text:p>
            </text:list-item>
            <text:list-item>
              <text:p text:style-name="P14">The method of CSS makes it easier to apply a consistent styling to all pages of a site, by linking all of them to the same CSS</text:p>
            </text:list-item>
          </text:list>
        </text:list-item>
      </text:list>
      <text:p text:style-name="P15"/>
      <text:list xml:id="list23057417415744" text:continue-numbering="true" text:style-name="L2">
        <text:list-item>
          <text:p text:style-name="P16">CSS classes<text:span text:style-name="T5">:</text:span></text:p>
          <text:list>
            <text:list-item>
              <text:p text:style-name="P7"><text:span text:style-name="T6">Definition begins with a period .</text:span></text:p>
              <text:list>
                <text:list-item>
                  <text:p text:style-name="P7"><text:span text:style-name="T6">e.g. .wrapper, and then you add the attribute class="wrapper" to the HTML elements that you want to share this class</text:span></text:p>
                </text:list-item>
              </text:list>
            </text:list-item>
            <text:list-item>
              <text:p text:style-name="P7"><text:span text:style-name="T6">A</text:span><text:span text:style-name="T8">lso possible to apply only to specific t</text:span><text:span text:style-name="T7">ype </text:span><text:span text:style-name="T8">of elements within a class</text:span></text:p>
              <text:list>
                <text:list-item>
                  <text:p text:style-name="P7"><text:span text:style-name="T8">e.g. .header h1</text:span><text:span text:style-name="T7"> will apply only to h1 tags in the header class</text:span></text:p>
                </text:list-item>
              </text:list>
            </text:list-item>
            <text:list-item>
              <text:p text:style-name="P17"><text:span text:style-name="T5">Also possible to apply only to specific elements</text:span><text:span text:style-name="T9"> by using an id</text:span></text:p>
              <text:list>
                <text:list-item>
                  <text:p text:style-name="P17"><text:span text:style-name="T5">e.g. #unboldedheader {font-weight: normal} will apply only to tags with id="unboldedheader"</text:span></text:p>
                </text:list-item>
              </text:list>
            </text:list-item>
          </text:list>
        </text:list-item>
      </text:list>
      <text:p text:style-name="P1"/>
      <text:p text:style-name="P1"/>
      <text:list xml:id="list23056451222061" text:continue-numbering="true" text:style-name="L2">
        <text:list-item>
          <text:p text:style-name="P8"><text:span text:style-name="T2">Layout</text:span></text:p>
          <text:list>
            <text:list-item>
              <text:p text:style-name="P18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1-07T02:30:54.923000000</dc:date>
    <meta:editing-duration>PT12H46M22S</meta:editing-duration>
    <meta:editing-cycles>9</meta:editing-cycles>
    <meta:document-statistic meta:table-count="0" meta:image-count="0" meta:object-count="0" meta:page-count="1" meta:paragraph-count="40" meta:word-count="419" meta:character-count="2329" meta:non-whitespace-character-count="1985"/>
  </office:meta>
</office:document-meta>
</file>